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4bd3" officeooo:paragraph-rsid="00144bd3"/>
    </style:style>
    <style:style style:name="P2" style:family="paragraph" style:parent-style-name="Standard">
      <style:text-properties fo:language="en" fo:country="US" officeooo:rsid="00144bd3" officeooo:paragraph-rsid="0016cce6"/>
    </style:style>
    <style:style style:name="P3" style:family="paragraph" style:parent-style-name="Standard">
      <style:text-properties fo:language="en" fo:country="US" officeooo:rsid="00161baa" officeooo:paragraph-rsid="00161baa"/>
    </style:style>
    <style:style style:name="P4" style:family="paragraph" style:parent-style-name="Standard">
      <style:text-properties fo:language="en" fo:country="US" officeooo:rsid="001889cd" officeooo:paragraph-rsid="001889cd"/>
    </style:style>
    <style:style style:name="P5" style:family="paragraph" style:parent-style-name="Standard">
      <style:text-properties fo:language="en" fo:country="US" officeooo:rsid="001aae27" officeooo:paragraph-rsid="001aae27"/>
    </style:style>
    <style:style style:name="T1" style:family="text">
      <style:text-properties officeooo:rsid="0016cce6"/>
    </style:style>
    <style:style style:name="T2" style:family="text">
      <style:text-properties officeooo:rsid="001a5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scription</text:p>
      <text:p text:style-name="P1"/>
      <text:p text:style-name="P2">1. <text:span text:style-name="T1">MCU resources utilization</text:span></text:p>
      <text:p text:style-name="P2"/>
      <text:p text:style-name="P2">Software based on 3 semi-independent processes:</text:p>
      <text:p text:style-name="P1">a) data acquisition, filtering and calculation of parameters;</text:p>
      <text:p text:style-name="P1">b) calculated data and runtime parameters interchange processing;</text:p>
      <text:p text:style-name="P1">c) modbus slave transaction processing.</text:p>
      <text:p text:style-name="P1"/>
      <text:p text:style-name="P1">Section A tasks computing as SysTick interrupt-bases state machine, main sync-cycle is equal of data acquisition period.</text:p>
      <text:p text:style-name="P1"/>
      <text:p text:style-name="P1">Section B tasks – is a main infinite loop (lowest priority), which waits modbus transaction and sent appropriate data to maser.</text:p>
      <text:p text:style-name="P1"/>
      <text:p text:style-name="P1">Section C task – is modbus RTU slave driver, based on UART and TIM7 interrupts.</text:p>
      <text:p text:style-name="P1"/>
      <text:p text:style-name="P3">2. State machine description</text:p>
      <text:p text:style-name="P3"/>
      <text:p text:style-name="P4">State machine of HM soft consist of 3 global state:</text:p>
      <text:p text:style-name="P4">a) Idle state <text:span text:style-name="T2">(for setup of system settings or maintenance);</text:span></text:p>
      <text:p text:style-name="P4">b) Measuring mode (normal cyclic measuring);</text:p>
      <text:p text:style-name="P4">c) Calibration mode (time-limit measuring with special parameters).</text:p>
      <text:p text:style-name="P4"/>
      <text:p text:style-name="P5">2.1 Measuring mode state machin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3:10:33.117000000</meta:creation-date>
    <meta:generator>LibreOffice/4.2.4.2$Windows_x86 LibreOffice_project/63150712c6d317d27ce2db16eb94c2f3d7b699f8</meta:generator>
    <dc:date>2015-09-29T23:29:04.888000000</dc:date>
    <meta:editing-duration>PT8M44S</meta:editing-duration>
    <meta:editing-cycles>6</meta:editing-cycles>
    <meta:document-statistic meta:table-count="0" meta:image-count="0" meta:object-count="0" meta:page-count="1" meta:paragraph-count="15" meta:word-count="127" meta:character-count="868" meta:non-whitespace-character-count="754"/>
  </office:meta>
</office:document-meta>
</file>